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9" style:family="table">
      <style:table-properties style:width="16.159cm" fo:margin-left="0.439cm" fo:margin-right="0.4cm" table:align="margins" style:writing-mode="lr-tb"/>
    </style:style>
    <style:style style:name="Tabla9.A" style:family="table-column">
      <style:table-column-properties style:column-width="8.052cm" style:rel-column-width="32657*"/>
    </style:style>
    <style:style style:name="Tabla9.B" style:family="table-column">
      <style:table-column-properties style:column-width="8.107cm" style:rel-column-width="32878*"/>
    </style:style>
    <style:style style:name="Tabla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style:vertical-align="middle" fo:padding="0.097cm" fo:border="0.5pt solid #000000"/>
    </style:style>
    <style:style style:name="Tabla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6.168cm" fo:margin-left="0.43cm" fo:margin-right="0.4cm" table:align="margins" style:writing-mode="lr-tb"/>
    </style:style>
    <style:style style:name="Tabla10.A" style:family="table-column">
      <style:table-column-properties style:column-width="8.07cm" style:rel-column-width="32712*"/>
    </style:style>
    <style:style style:name="Tabla10.B" style:family="table-column">
      <style:table-column-properties style:column-width="8.098cm" style:rel-column-width="32823*"/>
    </style:style>
    <style:style style:name="Tabla10.A1" style:family="table-cell">
      <style:table-cell-properties style:vertical-align="middle" fo:padding="0.097cm" fo:border="0.5pt solid #000000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3" style:family="table-row">
      <style:table-row-properties style:min-row-height="1.124cm"/>
    </style:style>
    <style:style style:name="Tabla11" style:family="table">
      <style:table-properties style:width="16.159cm" fo:margin-left="0.42cm" fo:margin-right="0.42cm" table:align="margins" style:writing-mode="lr-tb"/>
    </style:style>
    <style:style style:name="Tabla11.A" style:family="table-column">
      <style:table-column-properties style:column-width="16.159cm" style:rel-column-width="65535*"/>
    </style:style>
    <style:style style:name="Tabla11.A1" style:family="table-cell">
      <style:table-cell-properties style:vertical-align="middle" fo:padding="0.097cm" fo:border="0.5pt solid #000000"/>
    </style:style>
    <style:style style:name="Tabla1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6.159cm" fo:margin-left="0.42cm" fo:margin-right="0.42cm" table:align="margins"/>
    </style:style>
    <style:style style:name="Tabla12.A" style:family="table-column">
      <style:table-column-properties style:column-width="16.159cm" style:rel-column-width="65535*"/>
    </style:style>
    <style:style style:name="Tabla12.A1" style:family="table-cell">
      <style:table-cell-properties fo:padding="0.097cm" fo:border="0.5pt solid #000000"/>
    </style:style>
    <style:style style:name="Tabla1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6.155cm" fo:margin-left="0.407cm" fo:margin-right="0.436cm" table:align="margins" style:writing-mode="lr-tb"/>
    </style:style>
    <style:style style:name="Tabla13.A" style:family="table-column">
      <style:table-column-properties style:column-width="16.155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2" style:family="table-row">
      <style:table-row-properties style:min-row-height="0.288cm" fo:keep-together="auto"/>
    </style:style>
    <style:style style:name="Tabla1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Standard">
      <style:text-properties fo:color="#000000" style:font-name="arial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8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9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3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4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6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alidar Línea Base Liberada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0">Nombre del Caso de Uso: <text:span text:style-name="T4">Validar Línea Base Liberada.</text:span></text:p>
          </table:table-cell>
          <table:table-cell table:style-name="Tabla9.B1" office:value-type="string">
            <text:p text:style-name="P10">Nro. de Caso de Uso: <text:span text:style-name="T4">CU 84</text:span></text:p>
          </table:table-cell>
        </table:table-row>
        <table:table-row>
          <table:table-cell table:style-name="Tabla9.A2" table:number-columns-spanned="2" office:value-type="string">
            <text:p text:style-name="P10">Actor Principal: 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0">Objetivo: <text:span text:style-name="T4">Permite volver a cerrar una Línea Base liberada. 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0">Pre-condiciones:</text:p>
            <text:p text:style-name="P11">1 <text:bookmark-start text:name="__DdeLink__21331_68015596411"/>–<text:bookmark-end text:name="__DdeLink__21331_68015596411"/> Solo se pueden incluir ítems en estado Aprobado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0">Post-condiciones:</text:p>
            <text:p text:style-name="P10"><text:span text:style-name="T4">1</text:span> <text:span text:style-name="T4">–</text:span><text:span text:style-name="T4"> El sistema validará una Línea Base previamente liberada.</text:span></text:p>
          </table:table-cell>
          <table:covered-table-cell/>
        </table:table-row>
      </table:table>
      <text:p text:style-name="P5"/>
      <text:p text:style-name="P2"><text:span text:style-name="T6">Diagramas de casos de uso relacionados:</text:span><text:span text:style-name="UC_5f_NormalAzul_20_Car"><text:span text:style-name="T7">Diagrama de Casos de Uso de Módulo de Gestión de Cambios.</text:span>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0">CURSO NORMAL (Camino exitoso)</text:p>
            <text:p text:style-name="P10"/>
          </table:table-cell>
          <table:covered-table-cell/>
        </table:table-row>
        <table:table-row>
          <table:table-cell table:style-name="Tabla10.A2" office:value-type="string">
            <text:p text:style-name="P10">Usuario</text:p>
          </table:table-cell>
          <table:table-cell table:style-name="Tabla10.B2" office:value-type="string">
            <text:p text:style-name="P10">Sistema</text:p>
          </table:table-cell>
        </table:table-row>
        <table:table-row table:style-name="Tabla10.3">
          <table:table-cell table:style-name="Tabla10.A2" office:value-type="string">
            <text:p text:style-name="P12"/>
          </table:table-cell>
          <table:table-cell table:style-name="Tabla10.B2" office:value-type="string">
            <text:p text:style-name="P12">1 <text:bookmark-start text:name="__DdeLink__18823_1533337341111"/><text:span text:style-name="T4">–</text:span><text:bookmark-end text:name="__DdeLink__18823_1533337341111"/> Verifica si los ítems pertenecientes a la Línea Base liberada se encuentran estado <text:s/>Aprobado.</text:p>
          </table:table-cell>
        </table:table-row>
        <table:table-row table:style-name="Tabla10.3">
          <table:table-cell table:style-name="Tabla10.A2" office:value-type="string">
            <text:p text:style-name="P12"/>
          </table:table-cell>
          <table:table-cell table:style-name="Tabla10.B2" office:value-type="string">
            <text:p text:style-name="P12">2 <text:span text:style-name="T4">–</text:span> Verifica que los ítems que fueron modificados esten en estado Aprobado. Luego vuelve a formar una Línea Base con los mismos ítems. </text:p>
          </table:table-cell>
        </table:table-row>
      </table:table>
      <text:p text:style-name="P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>ALTERNATIVAS(Camino exitoso)</text:p>
          </table:table-cell>
        </table:table-row>
        <table:table-row>
          <table:table-cell table:style-name="Tabla11.A2" office:value-type="string">
            <text:list xml:id="list556570044" text:style-name="WW8Num8">
              <text:list-header>
                <text:p text:style-name="P15"><text:bookmark-start text:name="__DdeLink__17412_1054330432111"/>A1. Ítems Modificados No se encuentran Aprobados.</text:p>
                <text:p text:style-name="P16">El Sistema esperará a que los ítems modificados se encuentren en estado Aprobado para volver a formar la misma Línea Base.<text:bookmark-end text:name="__DdeLink__17412_1054330432111"/></text:p>
              </text:list-header>
            </text:list>
          </table:table-cell>
        </table:table-row>
      </table:table>
      <text:p text:style-name="P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">EXCEPCIONES</text:p>
          </table:table-cell>
        </table:table-row>
        <table:table-row>
          <table:table-cell table:style-name="Tabla12.A2" office:value-type="string">
            <text:list xml:id="list2022299953" text:continue-numbering="true" text:style-name="WW8Num8">
              <text:list-header>
                <text:p text:style-name="P15">E1. Servidor Web no disponible.</text:p>
              </text:list-header>
            </text:list>
            <text:p text:style-name="P9">Si el Sistema no puede interactuar con el Servidor Web para la Validación de Línea Base. El sistema dederá volverlo a intentar más tarde.</text:p>
            <text:p text:style-name="P13"/>
          </table:table-cell>
        </table:table-row>
      </table:table>
      <text:p text:style-name="P6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><text:span text:style-name="T9">Asociaciones de Exten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13.2">
          <table:table-cell table:style-name="Tabla13.A1" office:value-type="string">
            <text:p text:style-name="P7"><text:span text:style-name="T3">Asociaciones de Inclusión:</text:span> Consultar Ítem.</text:p>
          </table:table-cell>
        </table:table-row>
        <table:table-row table:style-name="Tabla13.1">
          <table:table-cell table:style-name="Tabla13.A1" office:value-type="string">
            <text:p text:style-name="P7"><text:span text:style-name="T3">Casos de Uso donde se incluye:</text:span> Ninguno.</text:p>
          </table:table-cell>
        </table:table-row>
        <table:table-row table:style-name="Tabla13.1">
          <table:table-cell table:style-name="Tabla13.A1" office:value-type="string">
            <text:p text:style-name="P7"><text:span text:style-name="T3">Casos de Uso al que extiende:</text:span> Administrar Línea Base.</text:p>
          </table:table-cell>
        </table:table-row>
        <table:table-row table:style-name="Tabla13.1">
          <table:table-cell table:style-name="Tabla13.A1" office:value-type="string">
            <text:p text:style-name="P7"><text:span text:style-name="T3">Caso de Uso de Generalización:</text:span> Ninguno.</text:p>
          </table:table-cell>
        </table:table-row>
        <table:table-row table:style-name="Tabla13.1">
          <table:table-cell table:style-name="Tabla13.A6" office:value-type="string">
            <text:p text:style-name="P7"><text:span text:style-name="T3">Requerimientos Funcionales Asociados:</text:span> RF321 al RF324.</text:p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6M10S</meta:editing-duration>
    <meta:editing-cycles>151</meta:editing-cycles>
    <meta:generator>LibreOffice/3.5$Linux_x86 LibreOffice_project/350m1$Build-2</meta:generator>
    <dc:date>2013-03-23T00:02:02</dc:date>
    <dc:creator>elena </dc:creator>
    <meta:document-statistic meta:table-count="5" meta:image-count="0" meta:object-count="0" meta:page-count="1" meta:paragraph-count="28" meta:word-count="222" meta:character-count="1421" meta:non-whitespace-character-count="1222"/>
    <meta:user-defined meta:name="Info 1"/>
    <meta:user-defined meta:name="Info 2"/>
    <meta:user-defined meta:name="Info 3"/>
    <meta:user-defined meta:name="Info 4"/>
  </office:meta>
</office:document-meta>
</file>